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d1350" officeooo:paragraph-rsid="000d1350"/>
    </style:style>
    <style:style style:name="P2" style:family="paragraph" style:parent-style-name="Standard">
      <style:paragraph-properties fo:text-align="center" style:justify-single-word="false"/>
      <style:text-properties fo:font-size="18pt" officeooo:rsid="000edd11" officeooo:paragraph-rsid="000edd11" style:font-size-asian="18pt" style:font-size-complex="18pt"/>
    </style:style>
    <style:style style:name="P3" style:family="paragraph" style:parent-style-name="Standard">
      <style:paragraph-properties fo:text-align="center" style:justify-single-word="false"/>
      <style:text-properties fo:font-size="18pt" officeooo:rsid="0010a9a5" officeooo:paragraph-rsid="0010a9a5" style:font-size-asian="18pt" style:font-size-complex="18pt"/>
    </style:style>
    <style:style style:name="P4" style:family="paragraph" style:parent-style-name="Standard">
      <style:paragraph-properties fo:text-align="center" style:justify-single-word="false"/>
      <style:text-properties fo:font-size="13pt" officeooo:rsid="000edd11" officeooo:paragraph-rsid="000edd11" style:font-size-asian="13pt" style:font-size-complex="13pt"/>
    </style:style>
    <style:style style:name="P5" style:family="paragraph" style:parent-style-name="Standard">
      <style:text-properties fo:font-size="14pt" fo:font-weight="bold" officeooo:rsid="000d1350" officeooo:paragraph-rsid="0011bb9a" style:font-size-asian="14pt" style:font-weight-asian="bold" style:font-size-complex="14pt" style:font-weight-complex="bold"/>
    </style:style>
    <style:style style:name="P6" style:family="paragraph" style:parent-style-name="Standard">
      <style:text-properties fo:font-size="14pt" fo:font-weight="bold" officeooo:rsid="000d1350" officeooo:paragraph-rsid="000d1350" style:font-size-asian="14pt" style:font-weight-asian="bold" style:font-size-complex="14pt" style:font-weight-complex="bold"/>
    </style:style>
    <style:style style:name="P7" style:family="paragraph" style:parent-style-name="Standard">
      <style:text-properties fo:font-size="14pt" fo:font-weight="bold" officeooo:rsid="0011bb9a" officeooo:paragraph-rsid="0011bb9a" style:font-size-asian="14pt" style:font-weight-asian="bold" style:font-size-complex="14pt" style:font-weight-complex="bold"/>
    </style:style>
    <style:style style:name="P8" style:family="paragraph" style:parent-style-name="Standard">
      <style:text-properties fo:font-size="12pt" fo:font-weight="normal" officeooo:rsid="000d1350" officeooo:paragraph-rsid="000d1350" style:font-size-asian="10.5pt" style:font-weight-asian="normal" style:font-size-complex="12pt" style:font-weight-complex="normal"/>
    </style:style>
    <style:style style:name="P9" style:family="paragraph" style:parent-style-name="Standard">
      <style:text-properties fo:font-size="12pt" fo:font-weight="normal" officeooo:rsid="000d1350" officeooo:paragraph-rsid="0011bb9a" style:font-size-asian="10.5pt" style:font-weight-asian="normal" style:font-size-complex="12pt" style:font-weight-complex="normal"/>
    </style:style>
    <style:style style:name="P10" style:family="paragraph" style:parent-style-name="Standard">
      <style:text-properties fo:font-size="12pt" fo:font-weight="normal" officeooo:rsid="0011bb9a" officeooo:paragraph-rsid="0011bb9a" style:font-size-asian="10.5pt" style:font-weight-asian="normal" style:font-size-complex="12pt" style:font-weight-complex="normal"/>
    </style:style>
    <style:style style:name="P11" style:family="paragraph" style:parent-style-name="Standard">
      <style:text-properties fo:font-size="12pt" fo:font-weight="normal" officeooo:rsid="0012efb6" officeooo:paragraph-rsid="0012efb6" style:font-size-asian="10.5pt" style:font-weight-asian="normal" style:font-size-complex="12pt" style:font-weight-complex="normal"/>
    </style:style>
    <style:style style:name="T1" style:family="text">
      <style:text-properties officeooo:rsid="0010a9a5"/>
    </style:style>
    <style:style style:name="T2" style:family="text">
      <style:text-properties officeooo:rsid="0011bb9a"/>
    </style:style>
    <style:style style:name="T3" style:family="text">
      <style:text-properties officeooo:rsid="0012efb6"/>
    </style:style>
    <style:style style:name="T4" style:family="text">
      <style:text-properties officeooo:rsid="00139d0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ssignment <text:span text:style-name="T1">4</text:span></text:p>
      <text:p text:style-name="P3">Maze Navigation</text:p>
      <text:p text:style-name="P4">Luke Doman</text:p>
      <text:p text:style-name="P4">Team 10</text:p>
      <text:p text:style-name="P1"/>
      <text:p text:style-name="P6">Introduction</text:p>
      <text:p text:style-name="P10">The goal of this assignment was to take all the skills we have learned in the previous assignments and put them to use in solving a more interesting problem. The assignments have been increasing in level of difficulty to prepare us for this, and is the first time that we actually can revisit our hardware design. We know some information about the maze that assists us with this task, such as all the turns are 90 degrees and there is a light source at the end destination. This first know fact is very us<text:span text:style-name="T3">eful</text:span> for our design <text:span text:style-name="T3">which</text:span> will be discussed in the sections below.</text:p>
      <text:p text:style-name="P10"/>
      <text:p text:style-name="P6"><text:span text:style-name="T2">Mechanical </text:span>Design</text:p>
      <text:p text:style-name="P10">Our initial approach involved experimentation with our baseline mechanical architecture. We thought it may be advantageous to reduce the size of our robots frame so there would never be a scenario in which our robot gets stuck in the maze due to its size. After experimenting with several ideas, we concluded that we would stick with our squarebot frame, but make several modifications to it. Our reasoning here was that since it appeared that there was no instance where squarebot’s size would be the reason it is stuck, we could save time on our hardware design and get a head start on our software <text:span text:style-name="T3">approach. </text:span></text:p>
      <text:p text:style-name="P10"/>
      <text:p text:style-name="P11">The modifications we made to squarebot started with the gear ratio. To help clarify our reasoning for this, I first must mention our idea for solving the maze. Our strategy was to follow the right wall for the length of the maze with just touch sensors first, and integrate an ultrasonic sensor later. <text:s/>We decided this would be a better approach than just throwing all the sensors on at once, and then tweaking them all together. <text:span text:style-name="T4">Please see figure 1 below to see the logic for our touch sensor placement.</text:span> </text:p>
      <text:p text:style-name="P5"><text:span text:style-name="T2">Software </text:span>Design</text:p>
      <text:p text:style-name="P9"/>
      <text:p text:style-name="P6">Performance Evaluation</text:p>
      <text:p text:style-name="P8"/>
      <text:p text:style-name="P6">Conclusion</text:p>
      <text:p text:style-name="P8"/>
      <text:p text:style-name="P7">Appendix</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11:08:14.806853118</meta:creation-date>
    <dc:date>2017-03-07T12:50:27.676642482</dc:date>
    <meta:editing-duration>PT15M31S</meta:editing-duration>
    <meta:editing-cycles>3</meta:editing-cycles>
    <meta:generator>LibreOffice/5.1.4.2$Linux_X86_64 LibreOffice_project/10m0$Build-2</meta:generator>
    <meta:document-statistic meta:table-count="0" meta:image-count="0" meta:object-count="0" meta:page-count="1" meta:paragraph-count="13" meta:word-count="317" meta:character-count="1816" meta:non-whitespace-character-count="1509"/>
  </office:meta>
</office:document-meta>
</file>